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fter the Resizing of the VM, You need to install certain packages on the BOSH_CLI VM.</text:p>
      <text:p text:style-name="Standard"/>
      <text:p text:style-name="Standard">For the packages to install, We have created a shell script which needs to be run to allow the further installation of the cloud foundry components and microbosh.</text:p>
      <text:p text:style-name="Standard"/>
      <text:p text:style-name="Standard">List of commands in the script : </text:p>
      <text:p text:style-name="Standard">echo "First section"</text:p>
      <text:p text:style-name="Standard">export</text:p>
      <text:p text:style-name="Standard">export HOME=/root</text:p>
      <text:p text:style-name="Standard">echo "HOME:"</text:p>
      <text:p text:style-name="Standard">echo $HOME</text:p>
      <text:p text:style-name="Standard">echo "BASH_VERSION:"</text:p>
      <text:p text:style-name="Standard">echo $BASH_VERSION</text:p>
      <text:p text:style-name="Standard">set -v</text:p>
      <text:p text:style-name="Standard"></text:p>
      <text:p text:style-name="Standard">echo "2nd section"</text:p>
      <text:p text:style-name="Standard"><text:s/>yum install git -y</text:p>
      <text:p text:style-name="Standard"><text:s/>yum install sqlite-devel -y</text:p>
      <text:p text:style-name="Standard"><text:s/>yum install libxml2-devel -y</text:p>
      <text:p text:style-name="Standard"><text:s/>yum install libxslt-devel -y</text:p>
      <text:p text:style-name="Standard"><text:s/>yum install python-novaclient -y</text:p>
      <text:p text:style-name="Standard"><text:s/>yum install mysql-devel -y</text:p>
      <text:p text:style-name="Standard"><text:s/>yum install postgresql-devel -y</text:p>
      <text:p text:style-name="Standard"><text:s/>yum install unzip -y</text:p>
      <text:p text:style-name="Standard"></text:p>
      <text:p text:style-name="Standard"></text:p>
      <text:p text:style-name="Standard">echo "3rd section"</text:p>
      <text:p text:style-name="Standard"><text:s/>yum install gcc-c++ patch readline readline-devel zlib zlib-devel -y</text:p>
      <text:p text:style-name="Standard"><text:s/>yum install libyaml-devel libffi-devel openssl-devel make -y</text:p>
      <text:p text:style-name="Standard"><text:s/>yum install bzip2 autoconf automake libtool bison iconv-devel -y</text:p>
      <text:p text:style-name="Standard">curl -sSL https://get.rvm.io | bash -s stable --ruby</text:p>
      <text:p text:style-name="Standard">source /usr/local/rvm/scripts/rvm</text:p>
      <text:p text:style-name="Standard">rvm install 1.9.3 </text:p>
      <text:p text:style-name="Standard">rvm use 1.9.3 --default</text:p>
      <text:p text:style-name="Standard"></text:p>
      <text:p text:style-name="Standard"></text:p>
      <text:p text:style-name="Standard"></text:p>
      <text:p text:style-name="Standard"></text:p>
      <text:p text:style-name="Standard">echo "4th section"</text:p>
      <text:p text:style-name="Standard">ruby -v</text:p>
      <text:p text:style-name="Standard">gem update --system</text:p>
      <text:p text:style-name="Standard">echo "Finished gem update --system"</text:p>
      <text:p text:style-name="Standard">gem list</text:p>
      <text:p text:style-name="Standard"></text:p>
      <text:p text:style-name="Standard"></text:p>
      <text:p text:style-name="Standard"></text:p>
      <text:p text:style-name="Standard">echo "5th section"</text:p>
      <text:p text:style-name="Standard"><text:s/>echo "[osee-havana-noarch]" &gt; /etc/yum.repos.d/osee-havana-noarch.repo</text:p>
      <text:p text:style-name="Standard"><text:s/>echo "name=osee-havana-noarch" &gt;&gt; /etc/yum.repos.d/osee-havana-noarch.repo</text:p>
      <text:p text:style-name="Standard"><text:soft-page-break/><text:s/>echo "baseurl=http://9.47.161.115:8080/rhel_repos/osee-havana/noarch/" &gt;&gt; /etc/yum.repos.d/osee-havana-noarch.repo</text:p>
      <text:p text:style-name="Standard"><text:s/>echo "enabled=1" &gt;&gt; /etc/yum.repos.d/osee-havana-noarch.repo</text:p>
      <text:p text:style-name="Standard"><text:s/>echo "gpgcheck=0" &gt;&gt; /etc/yum.repos.d/osee-havana-noarch.repo</text:p>
      <text:p text:style-name="Standard"><text:s/>echo "skip_if_unavailable=1" &gt;&gt; /etc/yum.repos.d/osee-havana-noarch.repo</text:p>
      <text:p text:style-name="Standard"><text:s/>echo "priority=1" &gt;&gt; /etc/yum.repos.d/osee-havana-noarch.repo</text:p>
      <text:p text:style-name="Standard"></text:p>
      <text:p text:style-name="Standard"></text:p>
      <text:p text:style-name="Standard"></text:p>
      <text:p text:style-name="Standard"></text:p>
      <text:p text:style-name="Standard"><text:s/>echo "6th section"</text:p>
      <text:p text:style-name="Standard"><text:s/>echo "[osee-havana-x86_64]" &gt; /etc/yum.repos.d/osee-havana-x86_64.repo</text:p>
      <text:p text:style-name="Standard"><text:s/>echo "name=osee-havana-x86_64" &gt;&gt; /etc/yum.repos.d/osee-havana-x86_64.repo</text:p>
      <text:p text:style-name="Standard"><text:s/>echo "baseurl=http://9.47.161.115:8080/rhel_repos/osee-havana/x86_64/" &gt;&gt; /etc/yum.repos.d/osee-havana-x86_64.repo</text:p>
      <text:p text:style-name="Standard"><text:s/>echo "enabled=1" &gt;&gt; /etc/yum.repos.d/osee-havana-x86_64.repo</text:p>
      <text:p text:style-name="Standard"><text:s/>echo "gpgcheck=0" &gt;&gt; /etc/yum.repos.d/osee-havana-x86_64.repo</text:p>
      <text:p text:style-name="Standard"><text:s/>echo "skip_if_unavailable=1" &gt;&gt; /etc/yum.repos.d/osee-havana-x86_64.repo</text:p>
      <text:p text:style-name="Standard"><text:s/>echo "priority=1" &gt;&gt; /etc/yum.repos.d/osee-havana-x86_64.repo</text:p>
      <text:p text:style-name="Standard"></text:p>
      <text:p text:style-name="Standard"></text:p>
      <text:p text:style-name="Standard"></text:p>
      <text:p text:style-name="Standard"><text:s/>echo "7th section"</text:p>
      <text:p text:style-name="Standard"><text:s/>echo "export OS_TENANT_NAME=admin" &gt; /root/keystonerc</text:p>
      <text:p text:style-name="Standard"><text:s/>echo "export OS_USERNAME=admin" &gt;&gt; /root/keystonerc</text:p>
      <text:p text:style-name="Standard"><text:s/>echo "export OS_PASSWORD=admin" &gt;&gt; /root/keystonerc</text:p>
      <text:p text:style-name="Standard"><text:s/>echo "export OS_AUTH_URL=http://9.114.96.250:5000/v2.0" &gt;&gt; /root/keystonerc</text:p>
      <text:p text:style-name="Standard"><text:s/>echo "export OS_NO_CACHE=1" &gt;&gt; /root/keystonerc</text:p>
      <text:p text:style-name="Standard"><text:s/>echo "export OS_REGION_NAME=RegionOne" &gt;&gt; /root/keystonerc</text:p>
      <text:p text:style-name="Standard"><text:s/>chmod 755 /root/keystonerc</text:p>
      <text:p text:style-name="Standard">source /root/keystonerc</text:p>
      <text:p text:style-name="Standard"></text:p>
      <text:p text:style-name="Standard"></text:p>
      <text:p text:style-name="Standard"></text:p>
      <text:p text:style-name="Standard">#optional</text:p>
      <text:p text:style-name="Standard"><text:s/>yum install python-neutronclient -y</text:p>
      <text:p text:style-name="Standard"><text:s/>yum install python-novaclient -y</text:p>
      <text:p text:style-name="Standard"></text:p>
      <text:p text:style-name="Standard">echo "8th section"</text:p>
      <text:p text:style-name="Standard"><text:s/>rm -f /root/.ssh/id_rsa*</text:p>
      <text:p text:style-name="Standard"><text:s/>ssh-keygen -q -f /root/.ssh/id_rsa -N ""</text:p>
      <text:p text:style-name="Standard"><text:s/>nova keypair-add --pub-key /root/.ssh/id_rsa.pub default-key</text:p>
      <text:p text:style-name="Standard"></text:p>
      <text:p text:style-name="Standard"></text:p>
      <text:p text:style-name="Standard"></text:p>
      <text:p text:style-name="Standard">echo "9th section"</text:p>
      <text:p text:style-name="Standard">echo "About to start install of bosh cli gem before microbosh deploy(takes a few minutes)"</text:p>
      <text:p text:style-name="Standard">gem install <text:s/>bosh_cli_plugin_micro --pre</text:p>
      <text:p text:style-name="Standard">gem install rake --pre</text:p>
      <text:p text:style-name="Standard"><text:soft-page-break/>gem install escape_utils --pre</text:p>
      <text:p text:style-name="Standard">gem install mysql2 -v 0.3.11 --pre</text:p>
      <text:p text:style-name="Standard">gem install aws-sdk --pre</text:p>
      <text:p text:style-name="Standard">ruby -v</text:p>
      <text:p text:style-name="Standard">gem list</text:p>
      <text:p text:style-name="Standard">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文泉驛等寬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文泉驛等寬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7:35:46</meta:creation-date>
    <meta:document-statistic meta:table-count="0" meta:image-count="0" meta:object-count="0" meta:page-count="3" meta:paragraph-count="99" meta:word-count="342" meta:character-count="3131"/>
    <dc:date>2014-07-14T17:40:07</dc:date>
    <meta:editing-duration>PT4M22S</meta:editing-duration>
    <meta:editing-cycles>1</meta:editing-cycles>
    <meta:generator>OpenOffice/4.0.1$Unix OpenOffice.org_project/401m5$Build-9714</meta:generator>
  </office:meta>
</office:document-meta>
</file>